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adornments="10 Italic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imbus Roman No9 L" svg:font-family="'Nimbus Roman No9 L'" style:font-adornments="Regular Italic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1.023cm" fo:margin-bottom="1.023cm" fo:text-align="start"/>
    </style:style>
    <style:style style:name="P2" style:family="paragraph">
      <style:paragraph-properties fo:margin-top="1.33cm" fo:margin-bottom="1.33cm" fo:text-align="start"/>
    </style:style>
    <style:style style:name="P3" style:family="paragraph">
      <style:paragraph-properties fo:text-align="start"/>
    </style:style>
    <style:style style:name="P4" style:family="paragraph">
      <style:paragraph-properties fo:margin-top="0.205cm" fo:margin-bottom="0.704cm"/>
    </style:style>
    <style:style style:name="P5" style:family="paragraph">
      <style:paragraph-properties fo:margin-top="0.307cm" fo:margin-bottom="0.806cm"/>
    </style:style>
    <style:style style:name="P6" style:family="paragraph">
      <style:paragraph-properties fo:margin-top="0.818cm" fo:margin-bottom="1.318cm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LTA Architecture</text:p>
          </draw:text-box>
        </draw:frame>
        <draw:frame presentation:style-name="pr2" draw:layer="layout" svg:width="25.199cm" svg:height="14.657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Primary goal: make the specs of “The Waterbug App” available on Android and iPhone.</text:span></text:p>
              </text:list-item>
              <text:list-item>
                <text:p text:style-name="P2"><text:span text:style-name="T1">Secondary goal: key data files decoupled from application, to make it possible for similar apps to be developed by simply changing the key data files.</text:span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 text:style-name="P4">Media files: photos, videos, audio files linked to a key description that describes dichotomous decisions.</text:p>
              </text:list-item>
              <text:list-item>
                <text:p text:style-name="P5">XML, so can be developed with a text editor</text:p>
                <text:list>
                  <text:list-item>
                    <text:p>(not as practical as we'd have liked)</text:p>
                  </text:list-item>
                  <text:list-item>
                    <text:p>potential to build tools to make this easier</text:p>
                    <text:list>
                      <text:list-item>
                        <text:p>tool to import from a table to allow importing old existing keys</text:p>
                      </text:list-item>
                      <text:list-item>
                        <text:p>tool to compliment key with media files. </text:p>
                      </text:list-item>
                    </text:list>
                  </text:list-item>
                </text:list>
              </text:list-item>
              <text:list-item>
                <text:p text:style-name="P6">Application not dependent on key; can be re-used with little development effort for similar identification ke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Potent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xpanding to the full WALTA app by uploading observations to a central “hub” that can:</text:p>
                <text:list>
                  <text:list-item>
                    <text:p>Map observations, provide analysis of “crowd” data.</text:p>
                  </text:list-item>
                  <text:list-item>
                    <text:p>Forward observations to appropriate global networks such as the Atlas of Living Australia</text:p>
                  </text:list-item>
                </text:list>
              </text:list-item>
              <text:list-item>
                <text:p>Allow capturing/uploading of photographs of identified species.</text:p>
                <text:list>
                  <text:list-item>
                    <text:p>Would enable a collective database of specimen photos to be created.</text:p>
                  </text:list-item>
                  <text:list-item>
                    <text:p>User community could rate photos to get a quality filt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adornments="10 Italic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imbus Roman No9 L" svg:font-family="'Nimbus Roman No9 L'" style:font-adornments="Regular Italic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3:09:13.606304927</meta:creation-date>
    <meta:editing-duration>PT32M26S</meta:editing-duration>
    <meta:editing-cycles>6</meta:editing-cycles>
    <meta:generator>LibreOffice/4.2.7.2$Linux_X86_64 LibreOffice_project/420m0$Build-2</meta:generator>
    <meta:initial-creator>Michael Sharman</meta:initial-creator>
    <dc:date>2015-03-26T13:58:50.780984699</dc:date>
    <dc:creator>Michael Sharman</dc:creator>
    <meta:document-statistic meta:object-count="33"/>
  </office:meta>
</office:document-meta>
</file>